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400000255B005FB23693F99CF.png" manifest:media-type="image/png"/>
  <manifest:file-entry manifest:full-path="Pictures/10000001000002C400000255E0216C123F2F3A13.png" manifest:media-type="image/png"/>
  <manifest:file-entry manifest:full-path="Pictures/10000001000002C400000255560293A82F0887B0.png" manifest:media-type="image/png"/>
  <manifest:file-entry manifest:full-path="Pictures/10000001000002C400000255B663460D15F05210.png" manifest:media-type="image/png"/>
  <manifest:file-entry manifest:full-path="Pictures/10000001000002C400000255671C5E56D5864587.png" manifest:media-type="image/png"/>
  <manifest:file-entry manifest:full-path="Pictures/1000000100000F0000000870142C366D012277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-0.015cm" svg:y="0.001cm">
          <draw:image xlink:href="Pictures/1000000100000F0000000870142C366D012277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8.677cm" svg:height="15.749cm" svg:x="4.16cm" svg:y="0.001cm">
          <draw:image xlink:href="Pictures/10000001000002C400000255671C5E56D58645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18.677cm" svg:height="15.749cm" svg:x="4.818cm" svg:y="0.001cm">
          <draw:image xlink:href="Pictures/10000001000002C400000255B663460D15F05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18.677cm" svg:height="15.749cm" svg:x="4.818cm" svg:y="0cm">
          <draw:image xlink:href="Pictures/10000001000002C400000255560293A82F0887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18.677cm" svg:height="15.749cm" svg:x="5.08cm" svg:y="0.001cm">
          <draw:image xlink:href="Pictures/10000001000002C400000255E0216C123F2F3A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18.677cm" svg:height="15.749cm" svg:x="5.08cm" svg:y="0.001cm">
          <draw:image xlink:href="Pictures/10000001000002C400000255B005FB23693F99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7:09:04.313618081</meta:creation-date>
    <dc:date>2023-06-02T17:12:33.668061499</dc:date>
    <meta:editing-duration>PT1M45S</meta:editing-duration>
    <meta:editing-cycles>2</meta:editing-cycles>
    <meta:generator>LibreOffice/7.4.6.2$Linux_X86_64 LibreOffice_project/40$Build-2</meta:generator>
    <meta:document-statistic meta:object-count="39"/>
  </office:meta>
</office:document-meta>
</file>